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lha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1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Calibração</text:p>
          </table:table-cell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I net</text:p>
          </table:table-cell>
          <table:table-cell office:value-type="string" calcext:value-type="string">
            <text:p>FWHM</text:p>
          </table:table-cell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Erro centroide</text:p>
          </table:table-cell>
          <table:table-cell office:value-type="string" calcext:value-type="string">
            <text:p>Tensão (V)</text:p>
          </table:table-cell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.96" calcext:value-type="float">
            <text:p>3,96</text:p>
          </table:table-cell>
          <table:table-cell office:value-type="float" office:value="163.95" calcext:value-type="float">
            <text:p>163,95</text:p>
          </table:table-cell>
          <table:table-cell table:formula="of:=[.D4]/(2.35*SQRT([.C4]))" office:value-type="float" office:value="0.0328274398224451" calcext:value-type="float">
            <text:p>0,03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8" calcext:value-type="float">
            <text:p>3,98</text:p>
          </table:table-cell>
          <table:table-cell office:value-type="float" office:value="283.32" calcext:value-type="float">
            <text:p>283,32</text:p>
          </table:table-cell>
          <table:table-cell table:formula="of:=[.D5]/(2.35*SQRT([.C5]))" office:value-type="float" office:value="0.0329869761785516" calcext:value-type="float">
            <text:p>0,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7" calcext:value-type="float">
            <text:p>3,97</text:p>
          </table:table-cell>
          <table:table-cell office:value-type="float" office:value="401.28" calcext:value-type="float">
            <text:p>401,28</text:p>
          </table:table-cell>
          <table:table-cell table:formula="of:=[.D6]/(2.35*SQRT([.C6]))" office:value-type="float" office:value="0.0329040943288567" calcext:value-type="float">
            <text:p>0,03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02" calcext:value-type="float">
            <text:p>4,02</text:p>
          </table:table-cell>
          <table:table-cell office:value-type="float" office:value="512.51" calcext:value-type="float">
            <text:p>512,51</text:p>
          </table:table-cell>
          <table:table-cell table:formula="of:=[.D7]/(2.35*SQRT([.C7]))" office:value-type="float" office:value="0.033318503577331" calcext:value-type="float">
            <text:p>0,03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71" calcext:value-type="float">
            <text:p>4,71</text:p>
          </table:table-cell>
          <table:table-cell office:value-type="float" office:value="613.84" calcext:value-type="float">
            <text:p>613,84</text:p>
          </table:table-cell>
          <table:table-cell table:formula="of:=[.D8]/(2.35*SQRT([.C8]))" office:value-type="float" office:value="0.0390373512062758" calcext:value-type="float">
            <text:p>0,0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68" calcext:value-type="float">
            <text:p>3,68</text:p>
          </table:table-cell>
          <table:table-cell office:value-type="float" office:value="720.83" calcext:value-type="float">
            <text:p>720,83</text:p>
          </table:table-cell>
          <table:table-cell table:formula="of:=[.D9]/(2.35*SQRT([.C9]))" office:value-type="float" office:value="0.030500520687706" calcext:value-type="float">
            <text:p>0,03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4" calcext:value-type="float">
            <text:p>4</text:p>
          </table:table-cell>
          <table:table-cell office:value-type="float" office:value="835.62" calcext:value-type="float">
            <text:p>835,62</text:p>
          </table:table-cell>
          <table:table-cell table:formula="of:=[.D10]/(2.35*SQRT([.C10]))" office:value-type="float" office:value="0.033159030123682" calcext:value-type="float">
            <text:p>0,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9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3T14:13:55.908380599</dc:date>
    <meta:editing-duration>P0D</meta:editing-duration>
    <meta:editing-cycles>1</meta:editing-cycles>
    <meta:document-statistic meta:table-count="1" meta:cell-count="41" meta:object-count="0"/>
    <meta:generator>LibreOffice/4.2.8.2$Linux_X86_64 LibreOffice_project/420m0$Build-2</meta:generator>
  </office:meta>
</office:document-meta>
</file>